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OleObj23" manifest:media-type="application/octet-stream"/>
  <manifest:file-entry manifest:full-path="OleObj24" manifest:media-type="application/octet-stream"/>
  <manifest:file-entry manifest:full-path="OleObj25" manifest:media-type="application/octet-stream"/>
  <manifest:file-entry manifest:full-path="OleObj26" manifest:media-type="application/octet-stream"/>
  <manifest:file-entry manifest:full-path="OleObj2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8.00pt" fo:font-weight="bold" fo:font-family="Calibri" style:font-family-asian="Calibri" style:font-family-complex="Calibri" fo:background-color="transparent" fo:color="#f79646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fo:color="#f79646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fo:color="#f79646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f79646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fo:color="#f79646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fo:color="#f79646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fo:color="#f79646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fo:color="#f79646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fo:color="#f79646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fo:color="#f79646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fo:color="#f79646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fo:color="#f79646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fo:color="#f79646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fo:color="#f79646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fo:color="#f79646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fo:font-family="Calibri" style:font-family-asian="Calibri" style:font-family-complex="Calibri" fo:background-color="transparent" fo:color="#f79646"/>
    </style:style>
    <style:style style:name="T5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bold" fo:font-family="Calibri" style:font-family-asian="Calibri" style:font-family-complex="Calibri" fo:background-color="transparent" fo:color="#f79646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fo:color="#f79646"/>
    </style:style>
    <style:style style:name="T56" style:family="text">
      <style:text-properties fo:font-size="11.00pt" fo:font-weight="bold" fo:font-family="Calibri" style:font-family-asian="Calibri" style:font-family-complex="Calibri" fo:background-color="transparent" fo:color="#f79646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bold" fo:font-family="Calibri" style:font-family-asian="Calibri" style:font-family-complex="Calibri" fo:background-color="transparent" fo:color="#f79646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fo:color="#f79646"/>
    </style:style>
    <style:style style:name="T62" style:family="text">
      <style:text-properties fo:font-size="11.00pt" fo:font-weight="bold" fo:font-family="Calibri" style:font-family-asian="Calibri" style:font-family-complex="Calibri" fo:background-color="transparent" fo:color="#f79646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bold" fo:font-family="Calibri" style:font-family-asian="Calibri" style:font-family-complex="Calibri" fo:background-color="transparent" fo:color="#f79646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bold" fo:font-family="Calibri" style:font-family-asian="Calibri" style:font-family-complex="Calibri" fo:background-color="transparent" fo:color="#f79646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fo:color="#f79646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bold" fo:font-family="Calibri" style:font-family-asian="Calibri" style:font-family-complex="Calibri" fo:background-color="transparent" fo:color="#f79646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bold" fo:font-family="Calibri" style:font-family-asian="Calibri" style:font-family-complex="Calibri" fo:background-color="transparent" fo:color="#f79646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fo:color="#f79646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fo:color="#f79646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fo:color="#f79646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justify"/>
    </style:style>
    <style:style style:name="P8" style:family="paragraph">
      <style:paragraph-properties fo:line-height="100.00%" fo:text-align="justify"/>
    </style:style>
    <style:style style:name="P9" style:family="paragraph">
      <style:paragraph-properties fo:line-height="100.00%" fo:text-align="justify"/>
    </style:style>
    <style:style style:name="P10" style:family="paragraph">
      <style:paragraph-properties fo:line-height="100.00%" fo:text-align="justify"/>
    </style:style>
    <style:style style:name="P11" style:family="paragraph">
      <style:paragraph-properties fo:line-height="100.00%" fo:text-align="justify"/>
    </style:style>
    <style:style style:name="P12" style:family="paragraph">
      <style:paragraph-properties fo:line-height="100.00%" fo:text-align="justify"/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justify"/>
    </style:style>
    <style:style style:name="P16" style:family="paragraph">
      <style:paragraph-properties fo:line-height="100.00%" fo:text-align="justify"/>
    </style:style>
    <style:style style:name="P17" style:family="paragraph">
      <style:paragraph-properties fo:line-height="100.00%" fo:text-align="justify"/>
    </style:style>
    <style:style style:name="P18" style:family="paragraph">
      <style:paragraph-properties fo:line-height="100.00%" fo:text-align="justify"/>
    </style:style>
    <style:style style:name="P19" style:family="paragraph">
      <style:paragraph-properties fo:line-height="100.00%" fo:text-align="justify"/>
    </style:style>
    <style:style style:name="P20" style:family="paragraph">
      <style:paragraph-properties fo:line-height="100.00%" fo:text-align="justify"/>
    </style:style>
    <style:style style:name="P21" style:family="paragraph">
      <style:paragraph-properties fo:line-height="100.00%" fo:text-align="justify"/>
    </style:style>
    <style:style style:name="P22" style:family="paragraph">
      <style:paragraph-properties fo:line-height="100.00%" fo:text-align="justify"/>
    </style:style>
    <style:style style:name="P23" style:family="paragraph">
      <style:paragraph-properties fo:line-height="100.00%" fo:text-align="justify"/>
    </style:style>
    <style:style style:name="P24" style:family="paragraph">
      <style:paragraph-properties fo:line-height="100.00%" fo:text-align="justify"/>
    </style:style>
    <style:style style:name="P25" style:family="paragraph">
      <style:paragraph-properties fo:line-height="100.00%" fo:text-align="justify"/>
    </style:style>
    <style:style style:name="P26" style:family="paragraph">
      <style:paragraph-properties fo:line-height="100.00%" fo:text-align="justify"/>
    </style:style>
    <style:style style:name="P27" style:family="paragraph">
      <style:paragraph-properties fo:line-height="100.00%" fo:text-align="justify"/>
    </style:style>
    <style:style style:name="P28" style:family="paragraph">
      <style:paragraph-properties fo:line-height="100.00%" fo:text-align="justify"/>
    </style:style>
    <style:style style:name="P29" style:family="paragraph">
      <style:paragraph-properties fo:line-height="100.00%" fo:text-align="justify"/>
    </style:style>
    <style:style style:name="P30" style:family="paragraph">
      <style:paragraph-properties fo:line-height="100.00%" fo:text-align="justify"/>
    </style:style>
    <style:style style:name="P31" style:family="paragraph">
      <style:paragraph-properties fo:line-height="100.00%" fo:text-align="justify"/>
    </style:style>
    <style:style style:name="P32" style:family="paragraph">
      <style:paragraph-properties fo:line-height="100.00%" fo:text-align="justify"/>
    </style:style>
    <style:style style:name="P33" style:family="paragraph">
      <style:paragraph-properties fo:line-height="100.00%" fo:text-align="justify"/>
    </style:style>
    <style:style style:name="P34" style:family="paragraph">
      <style:paragraph-properties fo:line-height="100.00%" fo:text-align="justify"/>
    </style:style>
    <style:style style:name="P35" style:family="paragraph">
      <style:paragraph-properties fo:line-height="100.00%" fo:text-align="justify"/>
    </style:style>
    <style:style style:name="P36" style:family="paragraph">
      <style:paragraph-properties fo:line-height="100.00%" fo:text-align="justify"/>
    </style:style>
    <style:style style:name="P37" style:family="paragraph">
      <style:paragraph-properties fo:line-height="100.00%" fo:text-align="justify"/>
    </style:style>
    <style:style style:name="P38" style:family="paragraph">
      <style:paragraph-properties fo:line-height="100.00%" fo:text-align="justify"/>
    </style:style>
  </office:automatic-styles>
  <office:body>
    <office:text>
      <text:p text:style-name="P1"><text:span text:style-name="T1"/></text:p>
      <text:p text:style-name="P1"><text:span text:style-name="T2">PRÁCTICA DE USUARIOS E GRUPOS EN GNU/LINUX</text:span><text:span text:style-name="T3"/></text:p>
      <text:p text:style-name="P2"><text:span text:style-name="T4">ls -l<text:s/></text:span><text:span text:style-name="T5">para comprobar los permisos del usuario.</text:span><text:span text:style-name="T6"/></text:p>
      <text:p text:style-name="P3"><draw:frame text:anchor-type="as-char" svg:width="120.39mm" svg:height="18.52mm" style:rel-width="scale" style:rel-height="scale"><draw:object-ole xlink:href="OleObj1"/><draw:image xlink:href="ObjectReplacements/OleObj1"/></draw:frame><text:span text:style-name="T6"/></text:p>
      <text:p text:style-name="P3"><text:span text:style-name="T6">3 caracteres cada uno, propietario, grupo y otros.<text:s/></text:span><text:span text:style-name="T7"/></text:p>
      <text:p text:style-name="P3"><text:span text:style-name="T7">La<text:s/></text:span><text:span text:style-name="T8">d<text:s/></text:span><text:span text:style-name="T9">delante significa directorio.<text:s/></text:span><text:span text:style-name="T10">b</text:span><text:span text:style-name="T11"><text:s/>en caso de dispositivo,<text:s/></text:span><text:span text:style-name="T12">l</text:span><text:span text:style-name="T13"><text:s/>para el caso de enlace.</text:span></text:p>
      <text:p text:style-name="P3"><text:span text:style-name="T13">En este caso:<text:s/></text:span><text:span text:style-name="T14">propietario</text:span><text:span text:style-name="T15"><text:s/>-rw: permiso read y write.</text:span></text:p>
      <text:p text:style-name="P3"><text:span text:style-name="T15"><text:tab/><text:s text:c="11"/></text:span><text:span text:style-name="T16">grupo</text:span><text:span text:style-name="T17">: read.</text:span></text:p>
      <text:p text:style-name="P3"><text:span text:style-name="T17"><text:tab/><text:s text:c="11"/></text:span><text:span text:style-name="T18">otros:<text:s/></text:span><text:span text:style-name="T19">read.</text:span></text:p>
      <text:p text:style-name="P3"><text:span text:style-name="T20">w:<text:s/></text:span><text:span text:style-name="T21">write.</text:span></text:p>
      <text:p text:style-name="P3"><text:span text:style-name="T22">x:<text:s/></text:span><text:span text:style-name="T23">execute.</text:span></text:p>
      <text:p text:style-name="P3"><text:span text:style-name="T24">r:<text:s/></text:span><text:span text:style-name="T25">read.</text:span></text:p>
      <text:p text:style-name="P3"><text:span text:style-name="T25"/></text:p>
      <text:p text:style-name="P3"><text:span text:style-name="T26">Ficheros para consultar usuarios:</text:span><text:span text:style-name="T27"/></text:p>
      <text:p text:style-name="P3"><text:span text:style-name="T28">nano /etc/passwd</text:span><text:span text:style-name="T29"/></text:p>
      <text:p text:style-name="P3"><text:span text:style-name="T30">nano /etc/shadow</text:span><text:span text:style-name="T31"/></text:p>
      <text:p text:style-name="P3"><text:span text:style-name="T32">nano /etc/group<text:s/></text:span><text:span text:style-name="T33"/></text:p>
      <text:p text:style-name="P3"><text:span text:style-name="T34">deluser</text:span><text:span text:style-name="T35">:<text:s/></text:span><text:span text:style-name="T36">borrar usuario.</text:span></text:p>
      <text:p text:style-name="P3"><text:span text:style-name="T37">delgroup:<text:s/></text:span><text:span text:style-name="T38">borrar grupo.</text:span></text:p>
      <text:p text:style-name="P4"><text:span text:style-name="T39"/></text:p>
      <text:p text:style-name="P4"><text:span text:style-name="T40">1.- Creación de usuarios locais</text:span><text:span text:style-name="T41"/></text:p>
      <text:p text:style-name="P4"><text:span text:style-name="T41">Creade os seguintes usuarios no sistema. Podedes usar o comando useradd ou adduser.</text:span></text:p>
      <text:p text:style-name="P4"><text:span text:style-name="T42">• carlos</text:span><text:span text:style-name="T43"><text:s/></text:span><text:span text:style-name="T44">• maria</text:span><text:span text:style-name="T45"><text:s/></text:span><text:span text:style-name="T46">• raul• sofia</text:span></text:p>
      <text:p text:style-name="P4"><text:span text:style-name="T46">Estes usuarios ter</text:span><text:span text:style-name="T47">án aceso ao sistema e un directorio persoal en /home co seu mesmo nome.</text:span></text:p>
      <text:p text:style-name="P4"><text:span text:style-name="T47"/></text:p>
      <text:p text:style-name="P4"><text:span text:style-name="T47">creados con<text:s/></text:span><text:span text:style-name="T48">adduser.</text:span><text:span text:style-name="T49"/></text:p>
      <text:p text:style-name="P5"><draw:frame text:anchor-type="as-char" svg:width="143.93mm" svg:height="73.29mm" style:rel-width="scale" style:rel-height="scale"><draw:object-ole xlink:href="OleObj2"/><draw:image xlink:href="ObjectReplacements/OleObj2"/></draw:frame><text:span text:style-name="T49"/></text:p>
      <text:p text:style-name="P5"><draw:frame text:anchor-type="as-char" svg:width="99.22mm" svg:height="19.84mm" style:rel-width="scale" style:rel-height="scale"><draw:object-ole xlink:href="OleObj3"/><draw:image xlink:href="ObjectReplacements/OleObj3"/></draw:frame><text:span text:style-name="T49"/></text:p>
      <text:p text:style-name="P6"><text:span text:style-name="T49"/></text:p>
      <text:p text:style-name="P6"><text:span text:style-name="T49">Para añadir con el grupo ya creado<text:s/></text:span><text:span text:style-name="T50">useradd</text:span><text:span text:style-name="T51"><text:s/></text:span><text:span text:style-name="T52">usuario1<text:s/></text:span><text:span text:style-name="T53">-d<text:s/></text:span><text:span text:style-name="T54">/home/usuario1</text:span><text:span text:style-name="T55"><text:s/></text:span><text:span text:style-name="T56">-g<text:s/></text:span><text:span text:style-name="T57">grupo1</text:span><text:span text:style-name="T58"><text:s/></text:span><text:span text:style-name="T59">-G<text:s/></text:span><text:span text:style-name="T60">gruposecundario</text:span><text:span text:style-name="T61"><text:s/></text:span><text:span text:style-name="T62">-s<text:s/></text:span><text:span text:style-name="T63">/bin/bash usuario1.</text:span></text:p>
      <text:p text:style-name="P6"><text:span text:style-name="T63"/></text:p>
      <text:p text:style-name="P6"><text:span text:style-name="T63">Si quisieramos añadir un directorio<text:s/></text:span><text:span text:style-name="T64">mkdir.</text:span><text:span text:style-name="T65"/></text:p>
      <text:p text:style-name="P6"><text:span text:style-name="T65"/></text:p>
      <text:p text:style-name="P6"><text:span text:style-name="T66">2.- Creación de grupos de seguridade</text:span><text:span text:style-name="T67"/></text:p>
      <text:p text:style-name="P6"><text:span text:style-name="T68">Creade os seguintes grupos locais:</text:span><text:span text:style-name="T69"/></text:p>
      <text:p text:style-name="P6"><text:span text:style-name="T70">• administrativos</text:span></text:p>
      <text:p text:style-name="P6"><text:span text:style-name="T70">• desarrolladores</text:span></text:p>
      <text:p text:style-name="P6"><text:span text:style-name="T70"/></text:p>
      <text:p text:style-name="P7"><draw:frame text:anchor-type="as-char" svg:width="106.89mm" svg:height="26.99mm" style:rel-width="scale" style:rel-height="scale"><draw:object-ole xlink:href="OleObj4"/><draw:image xlink:href="ObjectReplacements/OleObj4"/></draw:frame><text:span text:style-name="T70"/></text:p>
      <text:p text:style-name="P8"><text:span text:style-name="T70"/></text:p>
      <text:p text:style-name="P8"><text:span text:style-name="T70">Os requisitos dos grupos ser</text:span><text:span text:style-name="T71">ían:</text:span></text:p>
      <text:p text:style-name="P8"><text:span text:style-name="T72">• carlos e maria ter</text:span><text:span text:style-name="T73">án como grupo principal administrativos e raul e sofia terán como grupo principal desarrolladores. </text:span></text:p>
      <text:p text:style-name="P8"><text:span text:style-name="T73"/></text:p>
      <text:p text:style-name="P9"><draw:frame text:anchor-type="as-char" svg:width="106.36mm" svg:height="19.84mm" style:rel-width="scale" style:rel-height="scale"><draw:object-ole xlink:href="OleObj5"/><draw:image xlink:href="ObjectReplacements/OleObj5"/></draw:frame><text:span text:style-name="T73"/></text:p>
      <text:p text:style-name="P10"><text:span text:style-name="T73"/></text:p>
      <text:p text:style-name="P10"><text:span text:style-name="T74">• Engadide os usuarios carlos e maria ao grupo desarrolladores</text:span><text:span text:style-name="T75"><text:s/></text:span><text:span text:style-name="T76">e raul e sofia ao grupo administrativos.</text:span></text:p>
      <text:p text:style-name="P10"><text:span text:style-name="T77"/></text:p>
      <text:p text:style-name="P11"><draw:frame text:anchor-type="as-char" svg:width="111.92mm" svg:height="18.52mm" style:rel-width="scale" style:rel-height="scale"><draw:object-ole xlink:href="OleObj6"/><draw:image xlink:href="ObjectReplacements/OleObj6"/></draw:frame><text:span text:style-name="T77"/></text:p>
      <text:p text:style-name="P11"><text:span text:style-name="T78">- a -G<text:s/></text:span><text:span text:style-name="T79">añadir a grupos secundarios, para que no lo quite de su grupo principal.</text:span></text:p>
      <text:p text:style-name="P11"><text:span text:style-name="T79"/></text:p>
      <text:p text:style-name="P11"><draw:frame text:anchor-type="as-char" svg:width="168.01mm" svg:height="53.71mm" style:rel-width="scale" style:rel-height="scale"><draw:object-ole xlink:href="OleObj7"/><draw:image xlink:href="ObjectReplacements/OleObj7"/></draw:frame><text:span text:style-name="T79"/></text:p>
      <text:p text:style-name="P11"><text:span text:style-name="T80">id usuario<text:s/></text:span><text:span text:style-name="T81">para consultar datos de grupos y permisos de cada usuario.</text:span></text:p>
      <text:p text:style-name="P12"><text:span text:style-name="T81"/></text:p>
      <text:p text:style-name="P12"><text:span text:style-name="T81"/></text:p>
      <text:p text:style-name="P12"><text:span text:style-name="T82">3.- Repetición do anterior dende a interfaz gráfica</text:span><text:span text:style-name="T83"/></text:p>
      <text:p text:style-name="P12"><text:span text:style-name="T83">Dende unha máquina con escritorio (Debian o Ubuntu desktop) realizade os pasos dos apartados anteriores utilizando as ferramentas do contorno gráfico.</text:span></text:p>
      <text:p text:style-name="P12"><text:span text:style-name="T83"/></text:p>
      <text:p text:style-name="P12"><text:span text:style-name="T84">Creación de directorios e permisos:</text:span><text:span text:style-name="T85"/></text:p>
      <text:p text:style-name="P12"><text:span text:style-name="T86"/></text:p>
      <text:p text:style-name="P12"><text:span text:style-name="T87">Creade os directorios</text:span><text:span text:style-name="T88"/></text:p>
      <text:p text:style-name="P12"><text:span text:style-name="T89">• /home/administrativos</text:span></text:p>
      <text:p text:style-name="P12"><text:span text:style-name="T89">• /home/desarrolladores</text:span></text:p>
      <text:p text:style-name="P13"><draw:frame text:anchor-type="as-char" svg:width="92.34mm" svg:height="9.26mm" style:rel-width="scale" style:rel-height="scale"><draw:object-ole xlink:href="OleObj8"/><draw:image xlink:href="ObjectReplacements/OleObj8"/></draw:frame><text:span text:style-name="T89"/></text:p>
      <text:p text:style-name="P14"><text:span text:style-name="T89"/></text:p>
      <text:p text:style-name="P14"><text:span text:style-name="T89">• Cambiar o propietario do directorio /home/administrativos</text:span><text:span text:style-name="T90"><text:s/></text:span><text:span text:style-name="T91">e /home/desarrolladores a uadmin. Agora volve a po</text:span><text:span text:style-name="T92">ñer o root.</text:span></text:p>
      <text:p text:style-name="P15"><draw:frame text:anchor-type="as-char" svg:width="109.01mm" svg:height="9.79mm" style:rel-width="scale" style:rel-height="scale"><draw:object-ole xlink:href="OleObj9"/><draw:image xlink:href="ObjectReplacements/OleObj9"/></draw:frame><text:span text:style-name="T92"/></text:p>
      <text:p text:style-name="P15"><draw:frame text:anchor-type="as-char" svg:width="161.93mm" svg:height="23.81mm" style:rel-width="scale" style:rel-height="scale"><draw:object-ole xlink:href="OleObj10"/><draw:image xlink:href="ObjectReplacements/OleObj10"/></draw:frame><text:span text:style-name="T92"/></text:p>
      <text:p text:style-name="P15"><text:span text:style-name="T92"/></text:p>
      <text:p text:style-name="P15"><draw:frame text:anchor-type="as-char" svg:width="152.40mm" svg:height="30.43mm" style:rel-width="scale" style:rel-height="scale"><draw:object-ole xlink:href="OleObj11"/><draw:image xlink:href="ObjectReplacements/OleObj11"/></draw:frame><text:span text:style-name="T92"/></text:p>
      <text:p text:style-name="P16"><text:span text:style-name="T92"/></text:p>
      <text:p text:style-name="P16"><text:span text:style-name="T93">• Establecer o grupo propietario do directorio</text:span><text:span text:style-name="T94"><text:s/></text:span><text:span text:style-name="T95">/home/administrativos ao grupo administrativos</text:span></text:p>
      <text:p text:style-name="P16"><text:span text:style-name="T95"/></text:p>
      <text:p text:style-name="P16"><text:span text:style-name="T95">• Establecer o grupo propietario do directorio</text:span><text:span text:style-name="T96"><text:s/></text:span><text:span text:style-name="T97">/home/desarrolladores ao grupo desarrolladores</text:span></text:p>
      <text:p text:style-name="P16"><text:span text:style-name="T97"/></text:p>
      <text:p text:style-name="P17"><draw:frame text:anchor-type="as-char" svg:width="131.50mm" svg:height="9.53mm" style:rel-width="scale" style:rel-height="scale"><draw:object-ole xlink:href="OleObj12"/><draw:image xlink:href="ObjectReplacements/OleObj12"/></draw:frame><text:span text:style-name="T97"/></text:p>
      <text:p text:style-name="P18"><text:span text:style-name="T97"/></text:p>
      <text:p text:style-name="P19"><draw:frame text:anchor-type="as-char" svg:width="170.13mm" svg:height="19.84mm" style:rel-width="scale" style:rel-height="scale"><draw:object-ole xlink:href="OleObj13"/><draw:image xlink:href="ObjectReplacements/OleObj13"/></draw:frame><text:span text:style-name="T97"/></text:p>
      <text:p text:style-name="P20"><text:span text:style-name="T97"/></text:p>
      <text:p text:style-name="P20"><text:span text:style-name="T97">• Conceder todos os permisos ao propietario e ao grupo</text:span><text:span text:style-name="T98"><text:s/></text:span><text:span text:style-name="T99">propietario para os directorios anteriores. Ao resto de</text:span><text:span text:style-name="T100"><text:s/></text:span><text:span text:style-name="T101">usuarios s</text:span><text:span text:style-name="T102">ó se lle dará permiso de lectura (facedeo en notación simbólica e con máscaras de permisos)</text:span></text:p>
      <text:p text:style-name="P21"><draw:frame text:anchor-type="as-char" svg:width="99.75mm" svg:height="5.29mm" style:rel-width="scale" style:rel-height="scale"><draw:object-ole xlink:href="OleObj14"/><draw:image xlink:href="ObjectReplacements/OleObj14"/></draw:frame><text:span text:style-name="T102"/></text:p>
      <text:p text:style-name="P21"><text:span text:style-name="T102"/></text:p>
      <text:p text:style-name="P21"><draw:frame text:anchor-type="as-char" svg:width="106.63mm" svg:height="13.23mm" style:rel-width="scale" style:rel-height="scale"><draw:object-ole xlink:href="OleObj15"/><draw:image xlink:href="ObjectReplacements/OleObj15"/></draw:frame><text:span text:style-name="T102"/></text:p>
      <text:p text:style-name="P21"><text:span text:style-name="T102"/></text:p>
      <text:p text:style-name="P21"><draw:frame text:anchor-type="as-char" svg:width="164.84mm" svg:height="19.58mm" style:rel-width="scale" style:rel-height="scale"><draw:object-ole xlink:href="OleObj16"/><draw:image xlink:href="ObjectReplacements/OleObj16"/></draw:frame><text:span text:style-name="T102"/></text:p>
      <text:p text:style-name="P22"><text:span text:style-name="T102"/></text:p>
      <text:p text:style-name="P22"><text:span text:style-name="T103">• Eliminar o permiso de lectura dos outros usuarios do sistema</text:span><text:span text:style-name="T104"><text:s/></text:span><text:span text:style-name="T105">en ambos directorios. Que pasa se entras como uadmin/ladmin?</text:span></text:p>
      <text:p text:style-name="P23"><draw:frame text:anchor-type="as-char" svg:width="101.34mm" svg:height="8.73mm" style:rel-width="scale" style:rel-height="scale"><draw:object-ole xlink:href="OleObj17"/><draw:image xlink:href="ObjectReplacements/OleObj17"/></draw:frame><text:span text:style-name="T105"/></text:p>
      <text:p text:style-name="P23"><draw:frame text:anchor-type="as-char" svg:width="107.42mm" svg:height="41.28mm" style:rel-width="scale" style:rel-height="scale"><draw:object-ole xlink:href="OleObj18"/><draw:image xlink:href="ObjectReplacements/OleObj18"/></draw:frame><text:span text:style-name="T105"/></text:p>
      <text:p text:style-name="P24"><text:span text:style-name="T105"/></text:p>
      <text:p text:style-name="P24"><text:span text:style-name="T105">• Eliminar o permiso de escritura aos membros do grupo</text:span><text:span text:style-name="T106"><text:s/></text:span><text:span text:style-name="T107">propietario en ambos directorios.</text:span></text:p>
      <text:p text:style-name="P25"><draw:frame text:anchor-type="as-char" svg:width="101.60mm" svg:height="8.47mm" style:rel-width="scale" style:rel-height="scale"><draw:object-ole xlink:href="OleObj19"/><draw:image xlink:href="ObjectReplacements/OleObj19"/></draw:frame><text:span text:style-name="T107"/></text:p>
      <text:p text:style-name="P25"><text:span text:style-name="T108">5:<text:s/></text:span><text:span text:style-name="T109">lectura y ejecución.</text:span><text:span text:style-name="T110"/></text:p>
      <text:p text:style-name="P26"><text:span text:style-name="T110"/></text:p>
      <text:p text:style-name="P26"><text:span text:style-name="T110">• Volver a conceder o permiso de escritura aos membros do grupo</text:span><text:span text:style-name="T111"><text:s/></text:span><text:span text:style-name="T112">propietario.</text:span></text:p>
      <text:p text:style-name="P27"><draw:frame text:anchor-type="as-char" svg:width="101.60mm" svg:height="9.79mm" style:rel-width="scale" style:rel-height="scale"><draw:object-ole xlink:href="OleObj20"/><draw:image xlink:href="ObjectReplacements/OleObj20"/></draw:frame><text:span text:style-name="T112"/></text:p>
      <text:p text:style-name="P28"><text:span text:style-name="T112"/></text:p>
      <text:p text:style-name="P28"><text:span text:style-name="T112">• Entrar como cada un dos catro usuarios creados e crear un</text:span><text:span text:style-name="T113"><text:s/></text:span><text:span text:style-name="T114">arquivo txt co seu nome para cada</text:span><text:span text:style-name="T115"><text:s/></text:span><text:span text:style-name="T116">un deles no seu directorio</text:span><text:span text:style-name="T117"><text:s/></text:span><text:span text:style-name="T118">correspondente (onde te</text:span><text:span text:style-name="T119">ñan o seu grupo principal)</text:span></text:p>
      <text:p text:style-name="P28"><text:span text:style-name="T119"/></text:p>
      <text:p text:style-name="P29"><draw:frame text:anchor-type="as-char" svg:width="152.40mm" svg:height="24.34mm" style:rel-width="scale" style:rel-height="scale"><draw:object-ole xlink:href="OleObj21"/><draw:image xlink:href="ObjectReplacements/OleObj21"/></draw:frame><text:span text:style-name="T119"/></text:p>
      <text:p text:style-name="P29"><text:span text:style-name="T119"/></text:p>
      <text:p text:style-name="P29"><draw:frame text:anchor-type="as-char" svg:width="124.35mm" svg:height="26.46mm" style:rel-width="scale" style:rel-height="scale"><draw:object-ole xlink:href="OleObj22"/><draw:image xlink:href="ObjectReplacements/OleObj22"/></draw:frame><text:span text:style-name="T119"/></text:p>
      <text:p text:style-name="P30"><text:span text:style-name="T119"/></text:p>
      <text:p text:style-name="P30"><text:span text:style-name="T119"/></text:p>
      <text:p text:style-name="P30"><text:span text:style-name="T120">• Creade un enlace simb</text:span><text:span text:style-name="T121">ólico co nome administrativos no directorio /home/desarrolladores e viceversa, de modo que dende un directorio se poida aceder ao outro.</text:span></text:p>
      <text:p text:style-name="P31"><draw:frame text:anchor-type="as-char" svg:width="181.77mm" svg:height="34.40mm" style:rel-width="scale" style:rel-height="scale"><draw:object-ole xlink:href="OleObj23"/><draw:image xlink:href="ObjectReplacements/OleObj23"/></draw:frame><text:span text:style-name="T121"/></text:p>
      <text:p text:style-name="P32"><text:span text:style-name="T121"/></text:p>
      <text:p text:style-name="P32"><text:span text:style-name="T122">Deshabilitar usuarios</text:span><text:span text:style-name="T123"/></text:p>
      <text:p text:style-name="P32"><text:span text:style-name="T123">Indicade como executaríades as accións seguintes:</text:span></text:p>
      <text:p text:style-name="P32"><text:span text:style-name="T124">• Deshabilitar o inicio de sesi</text:span><text:span text:style-name="T125">ón do usuario raul sen eliminar o usuario do sistema</text:span></text:p>
      <text:p text:style-name="P33"><draw:frame text:anchor-type="as-char" svg:width="146.31mm" svg:height="39.42mm" style:rel-width="scale" style:rel-height="scale"><draw:object-ole xlink:href="OleObj24"/><draw:image xlink:href="ObjectReplacements/OleObj24"/></draw:frame><text:span text:style-name="T125"/></text:p>
      <text:p text:style-name="P33"><text:span text:style-name="T125">Este no me vale, porque no me deja entrar a su home, pero si me deja navegar como su usuario y puedo acceder a los directorios donde tiene permiso.</text:span></text:p>
      <text:p text:style-name="P33"><text:span text:style-name="T125"/></text:p>
      <text:p text:style-name="P33"><draw:frame text:anchor-type="as-char" svg:width="71.97mm" svg:height="56.09mm" style:rel-width="scale" style:rel-height="scale"><draw:object-ole xlink:href="OleObj25"/><draw:image xlink:href="ObjectReplacements/OleObj25"/></draw:frame><text:span text:style-name="T125"/></text:p>
      <text:p text:style-name="P33"><text:span text:style-name="T125">passwd<text:s/></text:span><text:span text:style-name="T126">-l<text:s/></text:span><text:span text:style-name="T127">para desactivar el inicio de sesión.</text:span><text:span text:style-name="T128"><text:s/>-u<text:s/></text:span><text:span text:style-name="T129">para volver a activarla.</text:span></text:p>
      <text:p text:style-name="P34"><text:span text:style-name="T129"/></text:p>
      <text:p text:style-name="P34"><text:span text:style-name="T129"/></text:p>
      <text:p text:style-name="P34"><text:span text:style-name="T130">•Eliminade todos os arquivos propiedade do usuario maria nos</text:span><text:span text:style-name="T131"><text:s/></text:span><text:span text:style-name="T132">directorios /home/desarrolladores y /home/administrativos (en</text:span><text:span text:style-name="T133"><text:s/></text:span><text:span text:style-name="T134">un comando)</text:span></text:p>
      <text:p text:style-name="P35"><draw:frame text:anchor-type="as-char" svg:width="171.45mm" svg:height="53.98mm" style:rel-width="scale" style:rel-height="scale"><draw:object-ole xlink:href="OleObj26"/><draw:image xlink:href="ObjectReplacements/OleObj26"/></draw:frame><text:span text:style-name="T134"/></text:p>
      <text:p text:style-name="P35"><text:span text:style-name="T134"/></text:p>
      <text:p text:style-name="P35"><text:span text:style-name="T135">Solo se hacerlo así, no se indicarle que borre todos los ficheros de texto en los directorios que sean propiedad de maria.</text:span><text:span text:style-name="T136"/></text:p>
      <text:p text:style-name="P36"><text:span text:style-name="T136"/></text:p>
      <text:p text:style-name="P36"><text:span text:style-name="T136"/></text:p>
      <text:p text:style-name="P36"><text:span text:style-name="T136">• Eliminade do grupo desarrolladores ao usuario carlos</text:span><text:span text:style-name="T137">.</text:span><text:span text:style-name="T138"/></text:p>
      <text:p text:style-name="P36"><text:span text:style-name="T138"/></text:p>
      <text:p text:style-name="P37"><draw:frame text:anchor-type="as-char" svg:width="142.08mm" svg:height="14.02mm" style:rel-width="scale" style:rel-height="scale"><draw:object-ole xlink:href="OleObj27"/><draw:image xlink:href="ObjectReplacements/OleObj27"/></draw:frame><text:span text:style-name="T138"/></text:p>
      <text:p text:style-name="P38"><text:span text:style-name="T138"/></text:p>
      <text:p text:style-name="P38"><text:span text:style-name="T138"/></text:p>
      <text:p text:style-name="P38"><text:span text:style-name="T138"/></text:p>
      <text:p text:style-name="P38"><text:span text:style-name="T138"/></text:p>
      <text:p text:style-name="P38"><text:span text:style-name="T13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